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1a9cd2"/>
    </style:style>
    <style:style style:name="T3" style:family="text">
      <style:text-properties officeooo:rsid="001ce69d"/>
    </style:style>
    <style:style style:name="T4" style:family="text">
      <style:text-properties officeooo:rsid="001b1136"/>
    </style:style>
    <style:style style:name="T5" style:family="text">
      <style:text-properties officeooo:rsid="001e0f69"/>
    </style:style>
    <style:style style:name="T6" style:family="text">
      <style:text-properties officeooo:rsid="001ce033"/>
    </style:style>
    <style:style style:name="T7" style:family="text">
      <style:text-properties officeooo:rsid="0020ce34"/>
    </style:style>
    <style:style style:name="T8" style:family="text">
      <style:text-properties officeooo:rsid="002a32bf"/>
    </style:style>
    <style:style style:name="T9" style:family="text">
      <style:text-properties officeooo:rsid="002af0b6"/>
    </style:style>
    <style:style style:name="T10" style:family="text">
      <style:text-properties officeooo:rsid="002b2168"/>
    </style:style>
    <style:style style:name="T11" style:family="text">
      <style:text-properties officeooo:rsid="00226eee"/>
    </style:style>
    <style:style style:name="T12" style:family="text">
      <style:text-properties officeooo:rsid="0022b604"/>
    </style:style>
    <style:style style:name="T13" style:family="text">
      <style:text-properties officeooo:rsid="00277998"/>
    </style:style>
    <style:style style:name="T14" style:family="text">
      <style:text-properties officeooo:rsid="00278d5a"/>
    </style:style>
    <style:style style:name="T15" style:family="text">
      <style:text-properties officeooo:rsid="002798b6"/>
    </style:style>
    <style:style style:name="T16" style:family="text">
      <style:text-properties style:text-underline-style="solid" style:text-underline-width="auto" style:text-underline-color="font-color"/>
    </style:style>
    <style:style style:name="T17" style:family="text">
      <style:text-properties officeooo:rsid="002cc85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p>
      <text:p text:style-name="P2"/>
      <text:p text:style-name="P1">insert picture linked to theme of scen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2">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2">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text:soft-page-break/>Problem overview<text:bookmark-end text:name="__RefHeading___Toc11_4024978750"/></text:h>
      <text:p text:style-name="P8"/>
      <text:p text:style-name="P9">From what I understand, the surgery must not have a<text:span text:style-name="T3">n effective</text:span> digital way <text:span text:style-name="T4">of storing bookings and appointments </text:span><text:span text:style-name="T3">m</text:span><text:span text:style-name="T4">eaning they have to keep paper </text:span><text:span text:style-name="T3">as well as digital copies of records</text:span><text:span text:style-name="T4">. This means that a lot of space will be taken up by these records. On top of that there would need to be someone managing these records, making sure they are in place and up to date, this will increase the costs of this </text:span><text:span text:style-name="T3">dual platform consisting of paper and electronic</text:span><text:span text:style-name="T4"> if they have to hire more staff to take up this task. This is without mentioning the cost of paper and storage space </text:span><text:span text:style-name="T5">for these records</text:span><text:span text:style-name="T4">. </text:span><text:span text:style-name="T6">This system is not scalable by any means at all since the more people they add the more space and paper it will take. On top of that it is not nearly as secure as a </text:span><text:span text:style-name="T5">primarily</text:span><text:span text:style-name="T6"> digital system both from a privacy standpoint and from a physical standpoint. For example, with the current system, if someone were to try to steal the information they would need access to the storage room and they would have access to all the </text:span><text:span text:style-name="T7">paper-based</text:span><text:span text:style-name="T6">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soft-page-break/>Scope</text:h>
      <text:h text:style-name="Heading_20_1" text:outline-level="1"/>
      <text:p text:style-name="P11">The sheer scope of this system is massive. I can build up to a certain degree however to create a truly efficient and <text:span text:style-name="T8">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9">This scope is not possible in this time limit and number of staff. Therefore I will be building my solution with the audience of an 18+ tech savvy user who may want to make an appointment, cancel an appointment and change an appointment. </text:span><text:span text:style-name="T10">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1">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1">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2">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2">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3">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3">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4">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5">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6">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text:span text:style-name="T17">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Heading_20_1" text:outline-level="1"><text:bookmark-start text:name="__RefHeading___Toc21_4024978750"/>Alternative systems<text:bookmark-end text:name="__RefHeading___Toc21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h text:style-name="Heading_20_1" text:outline-level="1"><text:bookmark-start text:name="__RefHeading___Toc23_4024978750"/>Risks<text:bookmark-end text:name="__RefHeading___Toc2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h text:style-name="Heading_20_1" text:outline-level="1"><text:bookmark-start text:name="__RefHeading___Toc25_4024978750"/>Decomposition<text:bookmark-end text:name="__RefHeading___Toc25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User Acceptance Criteria<text:bookmark-end text:name="__RefHeading___Toc27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9_4024978750"/>Functional and Non-Functional Requirements<text:bookmark-end text:name="__RefHeading___Toc29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1_4024978750"/>Key Performance Indicators<text:bookmark-end text:name="__RefHeading___Toc31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3_4024978750"/>Description of proposed solution<text:bookmark-end text:name="__RefHeading___Toc3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3T11:17:11.651052700</dc:date>
    <meta:editing-duration>PT1H8M54S</meta:editing-duration>
    <meta:editing-cycles>6</meta:editing-cycles>
    <meta:generator>LibreOffice/25.2.3.2$Windows_X86_64 LibreOffice_project/bbb074479178df812d175f709636b368952c2ce3</meta:generator>
    <meta:document-statistic meta:table-count="3" meta:image-count="0" meta:object-count="0" meta:page-count="18" meta:paragraph-count="92" meta:word-count="1735" meta:character-count="10083" meta:non-whitespace-character-count="8432"/>
  </office:meta>
</office:document-meta>
</file>